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fileModifier.addRole( String ro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fileModifier.isUpdatable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Modifier.removeDenial( String deni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fileModifier.ad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fileModifier.addGrant( String gra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fileModifier.setDescription( String descri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fileModifier.isNew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Modifier.getModificationItem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ProfileModifier.setUser( String us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fileModifier.is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Modifier.addDenial( String deni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fileModifier.rename( String newProfile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fileModifier.parseBoolean( String boo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fileModifier.isUpdateNeeded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fileModifier.setDisable( boolean disabl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fileModifier.dele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fileModifier.ProfileModifier( ProfileDao dao , String applicationName , String id , String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fileModifier.ProfileModifier( ProfileDao dao , Profile arch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fileModifier.removeGrant( String gra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fileModifier.removeRole( String ro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fileModifier.modif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